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loext:contextual-spacing="false" fo:line-height="100%" fo:text-align="justify" style:justify-single-word="false"/>
    </style:style>
    <style:style style:name="P2" style:family="paragraph" style:parent-style-name="Title" style:master-page-name="Standard">
      <style:paragraph-properties fo:margin-top="0in" fo:margin-bottom="0.139in" loext:contextual-spacing="false" fo:line-height="100%" fo:text-align="justify" style:justify-single-word="false" style:page-number="1"/>
    </style:style>
    <style:style style:name="P3" style:family="paragraph" style:parent-style-name="Subtitle">
      <style:paragraph-properties fo:margin-top="0in" fo:margin-bottom="0.139in" loext:contextual-spacing="false" fo:line-height="100%" fo:text-align="justify" style:justify-single-word="false"/>
    </style:style>
    <style:style style:name="T1" style:family="text">
      <style:text-properties fo:color="#1155cc"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_scfxrqg00hox"/>O debiutach słów kilka</text:p>
      <text:p text:style-name="P3"><text:bookmark text:name="_8rm5r1ew1j4"/>Oczekiwania kontra rzeczywistość</text:p>
      <text:p text:style-name="P1">Do napisania tego tekstu natchnęła mnie jedna z dyskusji w Klubie Konesera Polskiego Fanfika. Padła wówczas propozycja, by konkursy literackie miały osobne kategorie dla nowicjuszy, początkujących i weteranów, co uznałam za kiepski pomysł. Powód jest prosty – to podział nieobiektywny i niemożliwy do sprawdzenia. Ktoś może publikować pierwszy fanfik na MLPPolska, ale mieć za sobą lata doświadczeń z innych fandomów bądź pisania do szuflady.</text:p>
      <text:p text:style-name="P1">Jednak nie o tym będzie ten felieton. Pragnę raczej poruszyć temat uczuć, targających debiutantami. A coś o tym wiem, bo przecież i ja kiedyś stałam tam, gdzie oni, patrząc z podziwem na fandomowe gwiazdy i członków elyty fanfikowego półświatka. Wydaje im się, że nie mają szans w starciu z weteranami, że nikt nawet nie spojrzy na ich prace.</text:p>
      <text:p text:style-name="P1">Jest w tym trochę racji – debiutantowi ciężej zdobyć komentarze, ponieważ nie ma wyrobionej marki, a większość nowicjuszy nie dość, że pisze słabo, to jeszcze porzuca swoje fanfiki wkrótce po publikacji pierwszego rozdziału. Z tych powodów wielu czytelnikom nie chce się potencjalnie marnować czasu, skoro mogą sięgnąć po dzieło kogoś znanego i sprawdzonego.</text:p>
      <text:p text:style-name="P1">W takim razie co robić? Najlepszym znanym mi rozwiązaniem jest udział w konkursach literackich. To gwarancja, że ktoś (najczęściej całkiem ogarnięty) to przeczyta i jeszcze skomentuje w konstruktywny sposób. Dodatkowo w takich szrankach biorą udział oneshoty, a nie Epickie Wielorozdziałowce™, które wymagają dużo zaangażowania, wysiłku i mniej wybaczają błędy. Oneshota pisze się szybko, więc jest dużo lepszym materiałem treningowym, ponieważ nawet w przypadku stworzenia klapy, poniesione straty są niewielkie.</text:p>
      <text:p text:style-name="P1">Przy wielorozdziałowcu, nawet jeśli ma się świadomość błędów, nierzadko ich naprawienie jest praktycznie niemożliwe. Nie mówiąc o tym, że w ciągu kilku rozdziałów poziom umiejętności pisarskich potrafi się zmienić i to mocno. Potem człowiek czyta coś, co napisał trzy miesiące temu, łapie się za głowę i zastanawia, jak to się stało.</text:p>
      <text:p text:style-name="P1">Debiutanci-perełki zdarzają się stosunkowo rzadko. Znam jednak parę takich osób, które napisały swój pierwszy fanfik na konkurs literacki i go wygrały. W konkurowaniu z weteranami nie można zakładać, że nie ma się szans, bo nie i już. Jedyne, co się liczy, to dobra zabawa, nauka i nasze umiejętności, a te można wyrobić.</text:p>
      <text:p text:style-name="P1">Pisać każdy może – jeden lepiej, drugi gorzej. Jednak nie ma co się zniechęcać albo poddawać na starcie z obawy przed elytą. Bo każdy wół był kiedyś cielęciem. Moi drodzy młodzi pisarze, nie zniechęcajcie się, tylko uczcie na błędach starszych kolegów i koleżanek. Obserwujcie, czytajcie, żebrzcie o komcie i sami komciajcie.</text:p>
      <text:p text:style-name="P1">Grafiki: <text:a xlink:type="simple" xlink:href="https://www.deviantart.com/inuhoshi-to-darkpen/art/MLP-YL-Flurry-Onward-784083443" text:style-name="ListLabel_20_1" text:visited-style-name="ListLabel_20_1"><text:span text:style-name="T1">https://www.deviantart.com/inuhoshi-to-darkpen/art/MLP-YL-Flurry-Onward-784083443</text:span></text:a></text:p>
      <text:p text:style-name="P1"><text:a xlink:type="simple" xlink:href="https://www.deviantart.com/celebi-yoshi/art/LOOK-WHAT-I-FOUND-781147038" text:style-name="ListLabel_20_1" text:visited-style-name="ListLabel_20_1"><text:span text:style-name="T1">https://www.deviantart.com/celebi-yoshi/art/LOOK-WHAT-I-FOUND-781147038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pl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1" meta:word-count="405" meta:character-count="2849" meta:non-whitespace-character-count="2452"/>
    <meta:generator>LibreOfficeDev/6.0.5.2$Linux_X86_64 LibreOffice_project/</meta:generator>
  </office:meta>
</office:document-meta>
</file>